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  <style:text-properties fo:font-size="44pt" style:font-size-asian="44pt" style:font-size-complex="44pt"/>
    </style:style>
    <style:style style:name="P2" style:family="paragraph">
      <style:paragraph-properties fo:margin-left="0cm" fo:margin-right="0cm" fo:line-height="100%" fo:text-indent="0cm"/>
      <style:text-properties fo:color="#ffffff" style:font-name="Arial Black" fo:font-size="44pt" fo:font-style="normal" fo:font-weight="bold" style:font-size-asian="44pt" style:font-size-complex="44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44pt" fo:font-style="normal" fo:font-weight="bold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a początku było Słowo</text:span><text:span text:style-name="T1"><text:line-break/></text:span><text:span text:style-name="T1">a Słowo było u Boga</text:span><text:span text:style-name="T1"><text:line-break/></text:span><text:span text:style-name="T1">W Nim było życie i światłość</text:span><text:span text:style-name="T1"><text:line-break/></text:span><text:span text:style-name="T1">A przez Nie wszystko się stało</text:span><text:span text:style-name="T1"><text:line-break/></text:span><text:span text:style-name="T1"><text:line-break/></text:span><text:span text:style-name="T1">Bo nie pochłonie ciemność światł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y przemieniasz</text:span><text:span text:style-name="T1"><text:line-break/></text:span><text:span text:style-name="T1">wszystko, Panie</text:span><text:span text:style-name="T1"><text:line-break/></text:span><text:span text:style-name="T1">Twej mocy nic nie dorówna</text:span><text:span text:style-name="T1"><text:line-break/></text:span><text:span text:style-name="T1">Przyszedłeś by</text:span><text:span text:style-name="T1"><text:line-break/></text:span><text:span text:style-name="T1">zniszczyć ciemność</text:span><text:span text:style-name="T1"><text:line-break/></text:span><text:span text:style-name="T1">abyśmy wyszli na światło</text:span><text:span text:style-name="T1"><text:line-break/></text:span><text:span text:style-name="T1"><text:line-break/></text:span><text:span text:style-name="T1">Bo nie pochłonie ciemność światł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hoćby w mroku świat</text:span><text:span text:style-name="T1"><text:line-break/></text:span><text:span text:style-name="T1">pogrążył się</text:span><text:span text:style-name="T1"><text:line-break/></text:span><text:span text:style-name="T1">Tej nadziei już nie zniszczy nic</text:span><text:span text:style-name="T1"><text:line-break/></text:span><text:span text:style-name="T1">Bo nadejdzie dzień,</text:span><text:span text:style-name="T1"><text:line-break/></text:span><text:span text:style-name="T1">gdy wrócisz i</text:span><text:span text:style-name="T1"><text:line-break/></text:span><text:span text:style-name="T1">Twoja chwała znów ogarnie nas</text:span><text:span text:style-name="T1"><text:line-break/></text:span><text:span text:style-name="T1"><text:line-break/></text:span><text:span text:style-name="T1">Bo nie pochłonie ciemność światł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7-01-02T18:59:40</meta:creation-date>
    <dc:date>2015-05-17T20:20:52.426000000</dc:date>
    <dc:language>pl-PL</dc:language>
    <meta:editing-cycles>37</meta:editing-cycles>
    <meta:editing-duration>PT31M31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